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1cm" svg:height="1cm" svg:x="2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cm" svg:height="1cm" svg:x="4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cm" svg:height="1cm" svg:x="7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cm" svg:height="1cm" svg:x="11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cm" svg:height="1cm" svg:x="13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cm" svg:height="1cm" svg:x="0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6cm" svg:y1="0.1cm" svg:x2="2.6cm" svg:y2="1.1cm" draw:end-shape="id1" draw:end-glue-point="0" svg:d="m2600 100v1000">
          <text:p/>
        </draw:connector>
        <draw:custom-shape draw:style-name="gr3" draw:text-style-name="P1" xml:id="id4" draw:id="id4" draw:layer="layout" svg:width="1cm" svg:height="1cm" svg:x="2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cm" svg:height="1cm" svg:x="9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cm" svg:height="1cm" svg:x="15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cm" svg:height="1cm" svg:x="20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cm" svg:height="1cm" svg:x="22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cm" svg:height="1cm" svg:x="17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cm" svg:height="1cm" svg:x="24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cm" svg:height="1cm" svg:x="28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1cm" svg:height="1cm" svg:x="30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cm" svg:height="1cm" svg:x="26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cm" svg:height="1cm" svg:x="34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cm" svg:height="1cm" svg:x="36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cm" svg:height="1cm" svg:x="32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cm" svg:height="1cm" svg:x="28.1cm" svg:y="1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8.6cm" svg:y1="0.1cm" svg:x2="28.6cm" svg:y2="1.1cm" draw:end-shape="id2" draw:end-glue-point="0" svg:d="m28600 100v1000">
          <text:p/>
        </draw:connector>
        <draw:connector draw:style-name="gr6" draw:text-style-name="P1" draw:layer="layout" draw:type="curve" svg:x1="2.6cm" svg:y1="2.1cm" svg:x2="0.7cm" svg:y2="4.1cm" draw:start-shape="id1" draw:start-glue-point="2" draw:end-shape="id3" draw:end-glue-point="4" svg:d="m2600 2100c0 1500-1900 500-1900 2000">
          <text:p/>
        </draw:connector>
        <draw:connector draw:style-name="gr6" draw:text-style-name="P1" draw:layer="layout" draw:type="curve" svg:x1="2.6cm" svg:y1="2.1cm" svg:x2="2.6cm" svg:y2="4.1cm" draw:start-shape="id1" draw:start-glue-point="2" draw:end-shape="id4" draw:end-glue-point="4" svg:d="m2600 2100v2000">
          <text:p/>
        </draw:connector>
        <draw:connector draw:style-name="gr6" draw:text-style-name="P1" draw:layer="layout" draw:type="curve" svg:x1="2.6cm" svg:y1="2.1cm" svg:x2="4.6cm" svg:y2="4.1cm" draw:start-shape="id1" draw:start-glue-point="2" draw:end-shape="id5" draw:end-glue-point="4" svg:d="m2600 2100c0 1500 2000 500 2000 2000">
          <text:p/>
        </draw:connector>
        <draw:connector draw:style-name="gr6" draw:text-style-name="P1" draw:layer="layout" draw:type="curve" svg:x1="12.6cm" svg:y1="2.1cm" svg:x2="9.6cm" svg:y2="4.1cm" draw:start-shape="id6" draw:start-glue-point="2" draw:end-shape="id7" draw:end-glue-point="4" svg:d="m12600 2100c0 1500-3000 500-3000 2000">
          <text:p/>
        </draw:connector>
        <draw:connector draw:style-name="gr6" draw:text-style-name="P1" draw:layer="layout" draw:type="curve" svg:x1="12.6cm" svg:y1="2.1cm" svg:x2="7.6cm" svg:y2="4.1cm" draw:start-shape="id6" draw:start-glue-point="2" draw:end-shape="id8" draw:end-glue-point="4" svg:d="m12600 2100c0 1500-5000 500-5000 2000">
          <text:p/>
        </draw:connector>
        <draw:connector draw:style-name="gr6" draw:text-style-name="P1" draw:layer="layout" draw:type="curve" svg:x1="12.6cm" svg:y1="2.1cm" svg:x2="11.6cm" svg:y2="4.1cm" draw:start-shape="id6" draw:start-glue-point="2" draw:end-shape="id9" draw:end-glue-point="4" svg:d="m12600 2100c0 1500-1000 500-1000 2000">
          <text:p/>
        </draw:connector>
        <draw:connector draw:style-name="gr6" draw:text-style-name="P1" draw:layer="layout" draw:type="curve" svg:x1="12.6cm" svg:y1="2.1cm" svg:x2="13.6cm" svg:y2="4.1cm" draw:start-shape="id6" draw:start-glue-point="2" draw:end-shape="id10" draw:end-glue-point="4" svg:d="m12600 2100c0 1500 1000 500 1000 2000">
          <text:p/>
        </draw:connector>
        <draw:connector draw:style-name="gr6" draw:text-style-name="P1" draw:layer="layout" draw:type="curve" svg:x1="12.6cm" svg:y1="2.1cm" svg:x2="15.6cm" svg:y2="4.1cm" draw:start-shape="id6" draw:start-glue-point="2" draw:end-shape="id11" draw:end-glue-point="4" svg:d="m12600 2100c0 1500 3000 500 3000 2000">
          <text:p/>
        </draw:connector>
        <draw:connector draw:style-name="gr6" draw:text-style-name="P1" draw:layer="layout" draw:type="curve" svg:x1="12.6cm" svg:y1="2.1cm" svg:x2="17.6cm" svg:y2="4.1cm" draw:start-shape="id6" draw:start-glue-point="2" draw:end-shape="id12" draw:end-glue-point="4" svg:d="m12600 2100c0 1500 5000 500 5000 2000">
          <text:p/>
        </draw:connector>
        <draw:connector draw:style-name="gr6" draw:text-style-name="P1" draw:layer="layout" draw:type="curve" svg:x1="28.6cm" svg:y1="2.1cm" svg:x2="20.6cm" svg:y2="4.1cm" draw:start-shape="id2" draw:start-glue-point="2" draw:end-shape="id13" draw:end-glue-point="4" svg:d="m28600 2100c0 1500-8000 500-8000 2000">
          <text:p/>
        </draw:connector>
        <draw:connector draw:style-name="gr6" draw:text-style-name="P1" draw:layer="layout" draw:type="curve" svg:x1="28.6cm" svg:y1="2.1cm" svg:x2="22.6cm" svg:y2="4.1cm" draw:start-shape="id2" draw:start-glue-point="2" draw:end-shape="id14" draw:end-glue-point="4" svg:d="m28600 2100c0 1500-6000 500-6000 2000">
          <text:p/>
        </draw:connector>
        <draw:connector draw:style-name="gr6" draw:text-style-name="P1" draw:layer="layout" draw:type="curve" svg:x1="28.6cm" svg:y1="2.1cm" svg:x2="24.6cm" svg:y2="4.1cm" draw:start-shape="id2" draw:start-glue-point="2" draw:end-shape="id15" draw:end-glue-point="4" svg:d="m28600 2100c0 1500-4000 500-4000 2000">
          <text:p/>
        </draw:connector>
        <draw:connector draw:style-name="gr6" draw:text-style-name="P1" draw:layer="layout" draw:type="curve" svg:x1="28.6cm" svg:y1="2.1cm" svg:x2="28.6cm" svg:y2="4.1cm" draw:start-shape="id2" draw:start-glue-point="2" draw:end-shape="id16" draw:end-glue-point="4" svg:d="m28600 2100v2000">
          <text:p/>
        </draw:connector>
        <draw:connector draw:style-name="gr6" draw:text-style-name="P1" draw:layer="layout" draw:type="curve" svg:x1="28.6cm" svg:y1="2.1cm" svg:x2="26.6cm" svg:y2="4.1cm" draw:start-shape="id2" draw:end-shape="id17" draw:end-glue-point="4" svg:d="m28600 2100c0 1500-2000 500-2000 2000">
          <text:p/>
        </draw:connector>
        <draw:connector draw:style-name="gr6" draw:text-style-name="P1" draw:layer="layout" draw:type="curve" svg:x1="28.6cm" svg:y1="2.1cm" svg:x2="30.6cm" svg:y2="4.1cm" draw:start-shape="id2" draw:start-glue-point="2" draw:end-shape="id18" draw:end-glue-point="4" svg:d="m28600 2100c0 1500 2000 500 2000 2000">
          <text:p/>
        </draw:connector>
        <draw:connector draw:style-name="gr6" draw:text-style-name="P1" draw:layer="layout" draw:type="curve" svg:x1="28.6cm" svg:y1="2.1cm" svg:x2="34.6cm" svg:y2="4.1cm" draw:start-shape="id2" draw:start-glue-point="2" draw:end-shape="id19" draw:end-glue-point="4" svg:d="m28600 2100c0 1500 6000 500 6000 2000">
          <text:p/>
        </draw:connector>
        <draw:connector draw:style-name="gr6" draw:text-style-name="P1" draw:layer="layout" draw:type="curve" svg:x1="28.6cm" svg:y1="2.1cm" svg:x2="36.6cm" svg:y2="4.1cm" draw:start-shape="id2" draw:start-glue-point="2" draw:end-shape="id20" draw:end-glue-point="4" svg:d="m28600 2100c0 1500 8000 500 8000 2000">
          <text:p/>
        </draw:connector>
        <draw:connector draw:style-name="gr6" draw:text-style-name="P1" draw:layer="layout" draw:type="curve" svg:x1="28.6cm" svg:y1="2.1cm" svg:x2="32.6cm" svg:y2="4.1cm" draw:start-shape="id2" draw:start-glue-point="2" draw:end-shape="id21" draw:end-glue-point="4" svg:d="m28600 2100c0 1500 4000 500 4000 2000">
          <text:p/>
        </draw:connector>
        <draw:frame draw:style-name="gr7" draw:layer="layout" svg:width="2.119cm" svg:height="0.962cm" svg:x="1.6cm" svg:y="6.4cm">
          <draw:text-box>
            <text:p>β=0.2</text:p>
          </draw:text-box>
        </draw:frame>
        <draw:frame draw:style-name="gr7" draw:layer="layout" svg:width="2.119cm" svg:height="0.962cm" svg:x="11.601cm" svg:y="6.4cm">
          <draw:text-box>
            <text:p>β=0.5</text:p>
          </draw:text-box>
        </draw:frame>
        <draw:frame draw:style-name="gr7" draw:layer="layout" svg:width="2.119cm" svg:height="0.962cm" svg:x="27.602cm" svg:y="6.4cm">
          <draw:text-box>
            <text:p>β=0.8</text:p>
          </draw:text-box>
        </draw:frame>
        <draw:custom-shape draw:style-name="gr1" draw:text-style-name="P1" xml:id="id6" draw:id="id6" draw:layer="layout" svg:width="1cm" svg:height="1cm" svg:x="12.1cm" svg:y="1.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2.6cm" svg:y1="0.1cm" svg:x2="12.6cm" svg:y2="1.1cm" draw:end-shape="id6" draw:end-glue-point="0" svg:d="m12600 100v1000">
          <text:p/>
        </draw:connector>
        <draw:connector draw:style-name="gr8" draw:text-style-name="P1" draw:layer="layout" draw:type="curve" svg:x1="0.7cm" svg:y1="5.1cm" svg:x2="0.7cm" svg:y2="6.1cm" draw:start-shape="id3" draw:start-glue-point="8" svg:d="m700 5100v1000">
          <text:p/>
        </draw:connector>
        <draw:connector draw:style-name="gr8" draw:text-style-name="P1" draw:layer="layout" draw:type="curve" svg:x1="2.6cm" svg:y1="5.1cm" svg:x2="2.6cm" svg:y2="6.1cm" draw:start-shape="id4" draw:start-glue-point="8" svg:d="m2600 5100v1000">
          <text:p/>
        </draw:connector>
        <draw:connector draw:style-name="gr8" draw:text-style-name="P1" draw:layer="layout" draw:type="curve" svg:x1="4.6cm" svg:y1="5.1cm" svg:x2="4.6cm" svg:y2="6.1cm" draw:start-shape="id5" draw:start-glue-point="8" svg:d="m4600 5100v1000">
          <text:p/>
        </draw:connector>
        <draw:connector draw:style-name="gr8" draw:text-style-name="P1" draw:layer="layout" draw:type="curve" svg:x1="7.6cm" svg:y1="5.1cm" svg:x2="7.6cm" svg:y2="6.1cm" draw:start-shape="id8" draw:start-glue-point="8" svg:d="m7600 5100v1000">
          <text:p/>
        </draw:connector>
        <draw:connector draw:style-name="gr8" draw:text-style-name="P1" draw:layer="layout" draw:type="curve" svg:x1="9.6cm" svg:y1="5.1cm" svg:x2="9.6cm" svg:y2="6.1cm" draw:start-shape="id7" draw:start-glue-point="8" svg:d="m9600 5100v1000">
          <text:p/>
        </draw:connector>
        <draw:connector draw:style-name="gr8" draw:text-style-name="P1" draw:layer="layout" draw:type="curve" svg:x1="11.6cm" svg:y1="5.1cm" svg:x2="11.6cm" svg:y2="6.1cm" draw:start-shape="id9" draw:start-glue-point="8" svg:d="m11600 5100v1000">
          <text:p/>
        </draw:connector>
        <draw:connector draw:style-name="gr8" draw:text-style-name="P1" draw:layer="layout" draw:type="curve" svg:x1="13.6cm" svg:y1="5.1cm" svg:x2="13.6cm" svg:y2="6.1cm" draw:start-shape="id10" draw:start-glue-point="8" svg:d="m13600 5100v1000">
          <text:p/>
        </draw:connector>
        <draw:connector draw:style-name="gr8" draw:text-style-name="P1" draw:layer="layout" draw:type="curve" svg:x1="15.6cm" svg:y1="5.1cm" svg:x2="15.6cm" svg:y2="6.1cm" draw:start-shape="id11" draw:start-glue-point="8" svg:d="m15600 5100v1000">
          <text:p/>
        </draw:connector>
        <draw:connector draw:style-name="gr8" draw:text-style-name="P1" draw:layer="layout" draw:type="curve" svg:x1="17.6cm" svg:y1="5.1cm" svg:x2="17.6cm" svg:y2="6.1cm" draw:start-shape="id12" draw:start-glue-point="8" svg:d="m17600 5100v1000">
          <text:p/>
        </draw:connector>
        <draw:connector draw:style-name="gr8" draw:text-style-name="P1" draw:layer="layout" draw:type="curve" svg:x1="20.6cm" svg:y1="5.1cm" svg:x2="20.6cm" svg:y2="6.1cm" draw:start-shape="id13" draw:start-glue-point="8" svg:d="m20600 5100v1000">
          <text:p/>
        </draw:connector>
        <draw:connector draw:style-name="gr8" draw:text-style-name="P1" draw:layer="layout" draw:type="curve" svg:x1="22.6cm" svg:y1="5.1cm" svg:x2="22.6cm" svg:y2="6.1cm" draw:start-shape="id14" draw:start-glue-point="8" svg:d="m22600 5100v1000">
          <text:p/>
        </draw:connector>
        <draw:connector draw:style-name="gr8" draw:text-style-name="P1" draw:layer="layout" draw:type="curve" svg:x1="24.6cm" svg:y1="5.1cm" svg:x2="24.6cm" svg:y2="6.1cm" draw:start-shape="id15" draw:start-glue-point="8" svg:d="m24600 5100v1000">
          <text:p/>
        </draw:connector>
        <draw:connector draw:style-name="gr8" draw:text-style-name="P1" draw:layer="layout" draw:type="curve" svg:x1="26.6cm" svg:y1="5.1cm" svg:x2="26.6cm" svg:y2="6.1cm" draw:start-shape="id17" draw:start-glue-point="8" svg:d="m26600 5100v1000">
          <text:p/>
        </draw:connector>
        <draw:connector draw:style-name="gr8" draw:text-style-name="P1" draw:layer="layout" draw:type="curve" svg:x1="28.6cm" svg:y1="5.1cm" svg:x2="28.6cm" svg:y2="6.1cm" draw:start-shape="id16" draw:start-glue-point="8" svg:d="m28600 5100v1000">
          <text:p/>
        </draw:connector>
        <draw:connector draw:style-name="gr8" draw:text-style-name="P1" draw:layer="layout" draw:type="curve" svg:x1="30.6cm" svg:y1="5.1cm" svg:x2="30.6cm" svg:y2="6.1cm" draw:start-shape="id18" draw:start-glue-point="8" svg:d="m30600 5100v1000">
          <text:p/>
        </draw:connector>
        <draw:connector draw:style-name="gr8" draw:text-style-name="P1" draw:layer="layout" draw:type="curve" svg:x1="32.6cm" svg:y1="5.1cm" svg:x2="32.6cm" svg:y2="6.1cm" draw:start-shape="id21" draw:start-glue-point="8" svg:d="m32600 5100v1000">
          <text:p/>
        </draw:connector>
        <draw:connector draw:style-name="gr8" draw:text-style-name="P1" draw:layer="layout" draw:type="curve" svg:x1="34.6cm" svg:y1="5.1cm" svg:x2="34.6cm" svg:y2="6.1cm" draw:start-shape="id19" draw:start-glue-point="8" svg:d="m34600 5100v1000">
          <text:p/>
        </draw:connector>
        <draw:connector draw:style-name="gr8" draw:text-style-name="P1" draw:layer="layout" draw:type="curve" svg:x1="36.6cm" svg:y1="5.1cm" svg:x2="36.6cm" svg:y2="6.1cm" draw:start-shape="id20" draw:start-glue-point="8" svg:d="m36600 5100v1000">
          <text:p/>
        </draw:connector>
        <draw:custom-shape draw:style-name="gr1" draw:text-style-name="P1" draw:layer="layout" svg:width="1cm" svg:height="1cm" svg:x="2.1cm" svg:y="1.1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7.2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17:50:54</dc:date>
    <meta:editing-duration>PT1H32M54S</meta:editing-duration>
    <meta:editing-cycles>19</meta:editing-cycles>
    <meta:generator>LibreOffice/3.4$Unix LibreOffice_project/340m1$Build-402</meta:generator>
    <meta:document-statistic meta:object-count="64"/>
  </office:meta>
</office:document-meta>
</file>